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officeooo:rsid="000964fb" officeooo:paragraph-rsid="000964fb"/>
    </style:style>
    <style:style style:name="P2" style:family="paragraph" style:parent-style-name="Preformatted_20_Text" style:list-style-name="L1">
      <style:text-properties officeooo:rsid="000964fb" officeooo:paragraph-rsid="000964fb"/>
    </style:style>
    <style:style style:name="P3" style:family="paragraph" style:parent-style-name="Preformatted_20_Text">
      <style:text-properties officeooo:rsid="000a1512" officeooo:paragraph-rsid="000a1512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This is my idea to help have a more organised and easy to follow program.</text:p>
      <text:p text:style-name="P1"><text:tab/>Divide program into 3, here I called them </text:p>
      <text:list xml:id="list1426471617" text:style-name="L1">
        <text:list-item>
          <text:list>
            <text:list-item>
              <text:list>
                <text:list-item>
                  <text:list>
                    <text:list-item>
                      <text:p text:style-name="P2"><text:span text:style-name="T1">graph_generator</text:span>, which will be the part responsible to generate the graph</text:p>
                    </text:list-item>
                    <text:list-item>
                      <text:p text:style-name="P2"><text:span text:style-name="T1">graph_searches</text:span>, which will be the part containing the search algorithms (@ line 100 to 110 I added 2 functions to calculate path and cost to be used in output)</text:p>
                    </text:list-item>
                    <text:list-item>
                      <text:p text:style-name="P2"><text:span text:style-name="T1">Driver</text:span>, this is the part that the user will run and displays all outputs from the previous sections.</text:p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/>
      <text:p text:style-name="Preformatted_20_Text"/>
      <text:p text:style-name="P3">Below is dot file output, networkx was used to generate this file, no need to give vertices letter names, as you did with numbers is great, I attached this to help understand what is required for the colouring of start and destination nodes.</text:p>
      <text:p text:style-name="P3"/>
      <text:p text:style-name="P3"/>
      <text:p text:style-name="Preformatted_20_Text">digraph{</text:p>
      <text:p text:style-name="Preformatted_20_Text"><text:s text:c="4"/>graph [fontname = "times" fontsize = 10];</text:p>
      <text:p text:style-name="Preformatted_20_Text"><text:s text:c="4"/>node [fontname = "times" fontsize = 15 shape = circle];</text:p>
      <text:p text:style-name="Preformatted_20_Text"><text:s text:c="4"/>edge [fontname = "times" fontsize = 10 weight = 0.1];</text:p>
      <text:p text:style-name="Preformatted_20_Text"><text:s text:c="4"/>size = "10";</text:p>
      <text:p text:style-name="Preformatted_20_Text"><text:s text:c="4"/>layout = "circo";</text:p>
      <text:p text:style-name="Preformatted_20_Text"><text:s text:c="4"/>overlap = scalexy;</text:p>
      <text:p text:style-name="Preformatted_20_Text"><text:s text:c="4"/>sep = "+25,25";</text:p>
      <text:p text:style-name="Preformatted_20_Text"><text:s text:c="4"/>C [style=filled fillcolor=green];</text:p>
      <text:p text:style-name="Preformatted_20_Text"><text:s text:c="4"/>H [style=filled fillcolor=green];</text:p>
      <text:p text:style-name="Preformatted_20_Text"><text:s text:c="4"/>J [style=filled fillcolor=green];</text:p>
      <text:p text:style-name="Preformatted_20_Text"><text:s text:c="4"/>I [style=filled fillcolor=red];</text:p>
      <text:p text:style-name="Preformatted_20_Text"><text:s text:c="4"/>A -&gt; C [label = "0.37"];</text:p>
      <text:p text:style-name="Preformatted_20_Text"><text:s text:c="4"/>A -&gt; I [label = "0.87"];</text:p>
      <text:p text:style-name="Preformatted_20_Text"><text:s text:c="4"/>B -&gt; D [label = "0.2"];</text:p>
      <text:p text:style-name="Preformatted_20_Text"><text:s text:c="4"/>B -&gt; G [label = "0.01"];</text:p>
      <text:p text:style-name="Preformatted_20_Text"><text:s text:c="4"/>B -&gt; B [label = "0.02"];</text:p>
      <text:p text:style-name="Preformatted_20_Text"><text:s text:c="4"/>B -&gt; I [label = "0.85"];</text:p>
      <text:p text:style-name="Preformatted_20_Text"><text:s text:c="4"/>C -&gt; B [label = "0.16"];</text:p>
      <text:p text:style-name="Preformatted_20_Text"><text:s text:c="4"/>C -&gt; I [label = "0.67"];</text:p>
      <text:p text:style-name="Preformatted_20_Text"><text:s text:c="4"/>C -&gt; A [label = "0.53"];</text:p>
      <text:p text:style-name="Preformatted_20_Text"><text:s text:c="4"/>D -&gt; G [label = "0.33"];</text:p>
      <text:p text:style-name="Preformatted_20_Text"><text:s text:c="4"/>E -&gt; F [label = "0.91"]; </text:p>
      <text:p text:style-name="Preformatted_20_Text"><text:s text:c="4"/>E -&gt; A [label = "0.5"];</text:p>
      <text:p text:style-name="Preformatted_20_Text"><text:s text:c="4"/>E -&gt; B [label = "0.9"];</text:p>
      <text:p text:style-name="Preformatted_20_Text"><text:s text:c="4"/>E -&gt; E [label = "0.07"];</text:p>
      <text:p text:style-name="Preformatted_20_Text"><text:s text:c="4"/>F -&gt; D [label = "0.71"];</text:p>
      <text:p text:style-name="Preformatted_20_Text"><text:s text:c="4"/>F -&gt; E [label = "0.84"];</text:p>
      <text:p text:style-name="Preformatted_20_Text"><text:s text:c="4"/>F -&gt; J [label = "0.58"];</text:p>
      <text:p text:style-name="Preformatted_20_Text"><text:s text:c="4"/>G -&gt; F [label = "0.07"];</text:p>
      <text:p text:style-name="Preformatted_20_Text"><text:s text:c="4"/>G -&gt; B [label = "0.68"];</text:p>
      <text:p text:style-name="Preformatted_20_Text"><text:s text:c="4"/>H -&gt; B [label = "0.01"];</text:p>
      <text:p text:style-name="Preformatted_20_Text"><text:s text:c="4"/>H -&gt; I [label = "0.56"];</text:p>
      <text:p text:style-name="Preformatted_20_Text"><text:s text:c="4"/>I -&gt; B [label = "0.23"];</text:p>
      <text:p text:style-name="Preformatted_20_Text"><text:s text:c="4"/>I -&gt; C [label = "0.11"];</text:p>
      <text:p text:style-name="Preformatted_20_Text"><text:s text:c="4"/>J -&gt; B [label = "0.04"];</text:p>
      <text:p text:style-name="Preformatted_20_Text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3:25:16.809000000</meta:creation-date>
    <dc:date>2022-04-27T05:55:55.998000000</dc:date>
    <meta:editing-duration>PT3M10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43" meta:word-count="324" meta:character-count="1759" meta:non-whitespace-character-count="1338"/>
  </office:meta>
</office:document-meta>
</file>